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Jlin2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ShiroKuro</text:p>
          </table:table-cell>
          <table:table-cell table:style-name="ce6" office:value-type="string" calcext:value-type="string">
            <text:p>Hayato</text:p>
          </table:table-cell>
          <table:table-cell table:style-name="ce1" office:value-type="string" calcext:value-type="string">
            <text:p>Anon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teelrocket</text:p>
          </table:table-cell>
          <table:table-cell table:style-name="ce1" office:value-type="string" calcext:value-type="string">
            <text:p>AluX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Kiki</text:p>
          </table:table-cell>
          <table:table-cell table:style-name="ce1" office:value-type="string" calcext:value-type="string">
            <text:p>eggsdee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likejaxir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ne Room: Second Season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zbxifh.webm" xlink:type="simple">"Searchlight to Tsukiakari" by Inori Minase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97" calcext:value-type="float">
            <text:p>9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nki Zesshou Symphogear XV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5znh00.webm" xlink:type="simple">"Sforzando no Zankyou" by Inori Minase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115" calcext:value-type="float">
            <text:p>1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8if</text:p>
          </table:table-cell>
          <table:table-cell table:style-name="ce2" office:value-type="string" calcext:value-type="string">
            <text:p>ED7</text:p>
          </table:table-cell>
          <table:table-cell table:style-name="ce3" office:value-type="string" calcext:value-type="string">
            <text:p><text:a xlink:href="https://files.catbox.moe/axza4q.webm" xlink:type="simple">"too late" by Inori Minase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124" calcext:value-type="float">
            <text:p>1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oujo Shuumatsu Ryokou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92ntpw.webm" xlink:type="simple">"Amadare no Uta" by Inori Minase &amp; Yurika Kubo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133" calcext:value-type="float">
            <text:p>1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oujo Shuumatsu Ryokou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u5rffg.webm" xlink:type="simple">"More One Night" by Inori Minase &amp; Yurika Kubo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39" calcext:value-type="float">
            <text:p>13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ndro~!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8o4sck.webm" xlink:type="simple">"Wonder Caravan!" by Inori Minase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46" calcext:value-type="float">
            <text:p>14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oujo Shuumatsu Ryokou</text:p>
          </table:table-cell>
          <table:table-cell table:style-name="ce2" office:value-type="string" calcext:value-type="string">
            <text:p>OP2</text:p>
          </table:table-cell>
          <table:table-cell table:style-name="ce3" office:value-type="string" calcext:value-type="string">
            <text:p><text:a xlink:href="https://files.catbox.moe/1jbzjm.webm" xlink:type="simple">"Ugoku, Ugoku" Inori Minase &amp; Yurika Kubo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58" calcext:value-type="float">
            <text:p>15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chuumon wa Usagi Desu ka??: Sing for You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60r08e.webm" xlink:type="simple">"Gin no Spoon ~Blend of Memory~" by Nana Mizuki &amp; Inori Minase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60" calcext:value-type="float">
            <text:p>1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</text:p>
          </table:table-cell>
          <table:table-cell table:style-name="ce2" office:value-type="string" calcext:value-type="string">
            <text:p>ED6</text:p>
          </table:table-cell>
          <table:table-cell table:style-name="ce3" office:value-type="string" calcext:value-type="string">
            <text:p><text:a xlink:href="https://files.catbox.moe/76fzeq.webm" xlink:type="simple">"Wishing" by Inori Minase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75" calcext:value-type="float">
            <text:p>17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ViViD Strike!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1daxpd.webm" xlink:type="simple">"Starry Wish" by Inori Minase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177" calcext:value-type="float">
            <text:p>17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ViViD Strike! Specials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9b1nd7.webm" xlink:type="simple">"Ashita e no Kaze" by Inori Minase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210" calcext:value-type="float">
            <text:p>2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rc Storia: Mukiryoku no Shounen to Bin no Naka no Shoujo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d4c8of.webm" xlink:type="simple">"Bottleship" by Inori Minase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212" calcext:value-type="float">
            <text:p>212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ou-jou de Oyasumi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s1r2so.webm" xlink:type="simple">"Kaimin! Anmin! Syalist Seikatsu" by Inori Minase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219" calcext:value-type="float">
            <text:p>21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nki Zesshou Symphogear GX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doli59.webm" xlink:type="simple">"Senkin Dur da Blá" by Inori Minase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227" calcext:value-type="float">
            <text:p>22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mali to Mori no Kamisama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ityuqv.webm" xlink:type="simple">"Kokoro Somali" by Inori Minase</text:a></text:p>
          </table:table-cell>
          <table:table-cell table:style-name="ce4" table:formula="of:=[.D15]+1" office:value-type="float" office:value="15" calcext:value-type="float">
            <text:p>15</text:p>
          </table:table-cell>
          <table:table-cell table:style-name="ce4" table:formula="of:=[.F16]+[.G16]+[.H16]+[.I16]+[.J16]+[.K16]+[.L16]+[.M16]+[.N16]+[.O16]+[.P16]+[.Q16]+[.R16]+[.S16]+[.T16]+[.U16]" office:value-type="float" office:value="227" calcext:value-type="float">
            <text:p>22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surezure Children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hbt5y0.webm" xlink:type="simple">"Aimai Moko" by Inori Minase</text:a></text:p>
          </table:table-cell>
          <table:table-cell table:style-name="ce4" table:formula="of:=[.D16]+1" office:value-type="float" office:value="16" calcext:value-type="float">
            <text:p>16</text:p>
          </table:table-cell>
          <table:table-cell table:style-name="ce4" table:formula="of:=[.F17]+[.G17]+[.H17]+[.I17]+[.J17]+[.K17]+[.L17]+[.M17]+[.N17]+[.O17]+[.P17]+[.Q17]+[.R17]+[.S17]+[.T17]+[.U17]" office:value-type="float" office:value="227" calcext:value-type="float">
            <text:p>22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ikimatsu Occult Gakuin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g488em.webm" xlink:type="simple">"White Love" by Inori Minase</text:a></text:p>
          </table:table-cell>
          <table:table-cell table:style-name="ce4" table:formula="of:=[.D17]+1" office:value-type="float" office:value="17" calcext:value-type="float">
            <text:p>17</text:p>
          </table:table-cell>
          <table:table-cell table:style-name="ce4" table:formula="of:=[.F18]+[.G18]+[.H18]+[.I18]+[.J18]+[.K18]+[.L18]+[.M18]+[.N18]+[.O18]+[.P18]+[.Q18]+[.R18]+[.S18]+[.T18]+[.U18]" office:value-type="float" office:value="231" calcext:value-type="float">
            <text:p>23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a ga Tame no Alchemist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hqgpxc.webm" xlink:type="simple">"Koi no Yousei no Sei" by Inori Minase</text:a></text:p>
          </table:table-cell>
          <table:table-cell table:style-name="ce4" table:formula="of:=[.D18]+1" office:value-type="float" office:value="18" calcext:value-type="float">
            <text:p>18</text:p>
          </table:table-cell>
          <table:table-cell table:style-name="ce4" table:formula="of:=[.F19]+[.G19]+[.H19]+[.I19]+[.J19]+[.K19]+[.L19]+[.M19]+[.N19]+[.O19]+[.P19]+[.Q19]+[.R19]+[.S19]+[.T19]+[.U19]" office:value-type="float" office:value="255" calcext:value-type="float">
            <text:p>25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rakira☆Precure A La Mod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2ls055.webm" xlink:type="simple">"Niji-iro Espoir" by Inori Minase</text:a></text:p>
          </table:table-cell>
          <table:table-cell table:style-name="ce4" table:formula="of:=[.D19]+1" office:value-type="float" office:value="19" calcext:value-type="float">
            <text:p>19</text:p>
          </table:table-cell>
          <table:table-cell table:style-name="ce4" table:formula="of:=[.F20]+[.G20]+[.H20]+[.I20]+[.J20]+[.K20]+[.L20]+[.M20]+[.N20]+[.O20]+[.P20]+[.Q20]+[.R20]+[.S20]+[.T20]+[.U20]" office:value-type="float" office:value="263" calcext:value-type="float">
            <text:p>26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enjitsu Shugi Yuusha no Oukoku Saikenki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2mkmj6.webm" xlink:type="simple">"HELLO HORIZON" by Inori Minase</text:a></text:p>
          </table:table-cell>
          <table:table-cell table:style-name="ce4" table:formula="of:=[.D20]+1" office:value-type="float" office:value="20" calcext:value-type="float">
            <text:p>20</text:p>
          </table:table-cell>
          <table:table-cell table:style-name="ce4" table:formula="of:=[.F21]+[.G21]+[.H21]+[.I21]+[.J21]+[.K21]+[.L21]+[.M21]+[.N21]+[.O21]+[.P21]+[.Q21]+[.R21]+[.S21]+[.T21]+[.U21]" office:value-type="float" office:value="265" calcext:value-type="float">
            <text:p>26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koro ga Sakebitagatterunda.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tmk75y.webm" xlink:type="simple">"Watashi no Koe" by Inori Minase</text:a></text:p>
          </table:table-cell>
          <table:table-cell table:style-name="ce4" table:formula="of:=[.D21]+1" office:value-type="float" office:value="21" calcext:value-type="float">
            <text:p>21</text:p>
          </table:table-cell>
          <table:table-cell table:style-name="ce4" table:formula="of:=[.F22]+[.G22]+[.H22]+[.I22]+[.J22]+[.K22]+[.L22]+[.M22]+[.N22]+[.O22]+[.P22]+[.Q22]+[.R22]+[.S22]+[.T22]+[.U22]" office:value-type="float" office:value="273" calcext:value-type="float">
            <text:p>27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sananajimi ga Zettai ni Makenai Love Comedy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nnoxu4.mp4" xlink:type="simple">"Senryaku Teki de Yosoku Funou na Love Comedy no Ending Kyoku" by Inori Minase &amp; Ayane Sakura</text:a></text:p>
          </table:table-cell>
          <table:table-cell table:style-name="ce4" table:formula="of:=[.D22]+1" office:value-type="float" office:value="22" calcext:value-type="float">
            <text:p>22</text:p>
          </table:table-cell>
          <table:table-cell table:style-name="ce4" table:formula="of:=[.F23]+[.G23]+[.H23]+[.I23]+[.J23]+[.K23]+[.L23]+[.M23]+[.N23]+[.O23]+[.P23]+[.Q23]+[.R23]+[.S23]+[.T23]+[.U23]" office:value-type="float" office:value="287" calcext:value-type="float">
            <text:p>28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samune-kun no Reveng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n9pi9r.webm" xlink:type="simple">"Amagigoe" by Inori Minase</text:a></text:p>
          </table:table-cell>
          <table:table-cell table:style-name="ce4" table:formula="of:=[.D23]+1" office:value-type="float" office:value="23" calcext:value-type="float">
            <text:p>23</text:p>
          </table:table-cell>
          <table:table-cell table:style-name="ce4" table:formula="of:=[.F24]+[.G24]+[.H24]+[.I24]+[.J24]+[.K24]+[.L24]+[.M24]+[.N24]+[.O24]+[.P24]+[.Q24]+[.R24]+[.S24]+[.T24]+[.U24]" office:value-type="float" office:value="296" calcext:value-type="float">
            <text:p>2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geon ni Deai wo Motomeru no wa Machigatteiru Darou ka OVA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veqbfn.webm" xlink:type="simple">"Kimi to Boku no 1-nichi" by Inori Minase</text:a></text:p>
          </table:table-cell>
          <table:table-cell table:style-name="ce4" table:formula="of:=[.D24]+1" office:value-type="float" office:value="24" calcext:value-type="float">
            <text:p>24</text:p>
          </table:table-cell>
          <table:table-cell table:style-name="ce4" table:formula="of:=[.F25]+[.G25]+[.H25]+[.I25]+[.J25]+[.K25]+[.L25]+[.M25]+[.N25]+[.O25]+[.P25]+[.Q25]+[.R25]+[.S25]+[.T25]+[.U25]" office:value-type="float" office:value="301" calcext:value-type="float">
            <text:p>30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Z/X: Code Reunion</text:p>
          </table:table-cell>
          <table:table-cell table:style-name="ce2" office:value-type="string" calcext:value-type="string">
            <text:p>EDv2</text:p>
          </table:table-cell>
          <table:table-cell table:style-name="ce3" office:value-type="string" calcext:value-type="string">
            <text:p><text:a xlink:href="https://files.catbox.moe/bftiqi.webm" xlink:type="simple">"Girl Meets Girl" by Inori Minase &amp; Maria Naganawa</text:a></text:p>
          </table:table-cell>
          <table:table-cell table:style-name="ce4" table:formula="of:=[.D25]+1" office:value-type="float" office:value="25" calcext:value-type="float">
            <text:p>25</text:p>
          </table:table-cell>
          <table:table-cell table:style-name="ce4" table:formula="of:=[.F26]+[.G26]+[.H26]+[.I26]+[.J26]+[.K26]+[.L26]+[.M26]+[.N26]+[.O26]+[.P26]+[.Q26]+[.R26]+[.S26]+[.T26]+[.U26]" office:value-type="float" office:value="327" calcext:value-type="float">
            <text:p>3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nimegatari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7tbqz1.webm" xlink:type="simple">"Anime wo Katare! ~Animegatari Doukoukai Theme Song~" by Inori Minase &amp; Anju Inami</text:a></text:p>
          </table:table-cell>
          <table:table-cell table:style-name="ce4" table:formula="of:=[.D26]+1" office:value-type="float" office:value="26" calcext:value-type="float">
            <text:p>26</text:p>
          </table:table-cell>
          <table:table-cell table:style-name="ce4" table:formula="of:=[.F27]+[.G27]+[.H27]+[.I27]+[.J27]+[.K27]+[.L27]+[.M27]+[.N27]+[.O27]+[.P27]+[.Q27]+[.R27]+[.S27]+[.T27]+[.U27]" office:value-type="float" office:value="389" calcext:value-type="float">
            <text:p>38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ilitary!</text:p>
          </table:table-cell>
          <table:table-cell table:style-name="ce2" office:value-type="string" calcext:value-type="string">
            <text:p>EDv3</text:p>
          </table:table-cell>
          <table:table-cell table:style-name="ce3" office:value-type="string" calcext:value-type="string">
            <text:p><text:a xlink:href="https://files.catbox.moe/emeeev.webm" xlink:type="simple">"Militarism! Microgun ver." by Inori Minase</text:a></text:p>
          </table:table-cell>
          <table:table-cell table:style-name="ce4" table:formula="of:=[.D27]+1" office:value-type="float" office:value="27" calcext:value-type="float">
            <text:p>27</text:p>
          </table:table-cell>
          <table:table-cell table:style-name="ce4" table:formula="of:=[.F28]+[.G28]+[.H28]+[.I28]+[.J28]+[.K28]+[.L28]+[.M28]+[.N28]+[.O28]+[.P28]+[.Q28]+[.R28]+[.S28]+[.T28]+[.U28]" office:value-type="float" office:value="422" calcext:value-type="float">
            <text:p>422</text:p>
          </table:table-cell>
          <table:table-cell table:number-columns-repeated="5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kusansei Million Arthur</text:p>
          </table:table-cell>
          <table:table-cell table:style-name="ce2" office:value-type="string" calcext:value-type="string">
            <text:p>ED9v12</text:p>
          </table:table-cell>
          <table:table-cell table:style-name="ce3" office:value-type="string" calcext:value-type="string">
            <text:p><text:a xlink:href="https://files.catbox.moe/ubprui.mp4" xlink:type="simple">"Miri Asa Aru Aru" by Inori Minase &amp; Suzuko Mimori</text:a></text:p>
          </table:table-cell>
          <table:table-cell table:style-name="ce4" table:formula="of:=[.D28]+1" office:value-type="float" office:value="28" calcext:value-type="float">
            <text:p>28</text:p>
          </table:table-cell>
          <table:table-cell table:style-name="ce4" table:formula="of:=[.F29]+[.G29]+[.H29]+[.I29]+[.J29]+[.K29]+[.L29]+[.M29]+[.N29]+[.O29]+[.P29]+[.Q29]+[.R29]+[.S29]+[.T29]+[.U29]" office:value-type="float" office:value="453" calcext:value-type="float">
            <text:p>45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number-columns-repeated="4"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kusansei Million Arthur</text:p>
          </table:table-cell>
          <table:table-cell table:style-name="ce2" office:value-type="string" calcext:value-type="string">
            <text:p>ED9v7</text:p>
          </table:table-cell>
          <table:table-cell table:style-name="ce3" office:value-type="string" calcext:value-type="string">
            <text:p><text:a xlink:href="https://www.youtube.com/watch?v=M836ZRkLnNU&amp;t=60s" xlink:type="simple">"Miri Asa Aru Aru" by Natsuki Hanae &amp; Inori Minase</text:a></text:p>
          </table:table-cell>
          <table:table-cell table:style-name="ce4" table:formula="of:=[.D29]+1" office:value-type="float" office:value="29" calcext:value-type="float">
            <text:p>29</text:p>
          </table:table-cell>
          <table:table-cell table:style-name="ce4" table:formula="of:=[.F30]+[.G30]+[.H30]+[.I30]+[.J30]+[.K30]+[.L30]+[.M30]+[.N30]+[.O30]+[.P30]+[.Q30]+[.R30]+[.S30]+[.T30]+[.U30]" office:value-type="float" office:value="459" calcext:value-type="float">
            <text:p>45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kusansei Million Arthur</text:p>
          </table:table-cell>
          <table:table-cell table:style-name="ce2" office:value-type="string" calcext:value-type="string">
            <text:p>ED9v13</text:p>
          </table:table-cell>
          <table:table-cell table:style-name="ce3" office:value-type="string" calcext:value-type="string">
            <text:p><text:a xlink:href="https://www.youtube.com/watch?v=IsdjYtUeg3s&amp;t=59s" xlink:type="simple">"Miri Asa Aru Aru (Ellkin)" by Yuka Iguchi &amp; Inori Minase</text:a></text:p>
          </table:table-cell>
          <table:table-cell table:style-name="ce4" table:formula="of:=[.D30]+1" office:value-type="float" office:value="30" calcext:value-type="float">
            <text:p>30</text:p>
          </table:table-cell>
          <table:table-cell table:style-name="ce4" table:formula="of:=[.F31]+[.G31]+[.H31]+[.I31]+[.J31]+[.K31]+[.L31]+[.M31]+[.N31]+[.O31]+[.P31]+[.Q31]+[.R31]+[.S31]+[.T31]+[.U31]" office:value-type="float" office:value="473" calcext:value-type="float">
            <text:p>473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0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1" meta:object-count="0"/>
    <meta:generator>LibreOfficeDev/6.0.5.2$Linux_X86_64 LibreOffice_project/</meta:generator>
  </office:meta>
</office:document-meta>
</file>